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3fe" officeooo:paragraph-rsid="00057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bo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9:13:02.434152854</meta:creation-date>
    <dc:date>2022-03-14T09:13:58.501094967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